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6.304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9.521cm"/>
    </style:style>
    <style:style style:name="co8" style:family="table-column">
      <style:table-column-properties fo:break-before="auto" style:column-width="7.7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12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cell-protect="none" style:print-content="true"/>
    </style:style>
    <style:style style:name="ce8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dddddd" style:cell-protect="none" style:print-content="true" fo:border="0.06pt solid #000000"/>
    </style:style>
    <style:style style:name="ce12" style:family="table-cell" style:parent-style-name="Default" style:data-style-name="N100">
      <style:table-cell-properties fo:background-color="#dddddd" fo:border="0.06pt solid #000000"/>
    </style:style>
    <style:style style:name="ce1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tracks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2"/>
        <table:table-column table:style-name="co9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"/>
          <table:table-cell table:style-name="ce11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RISTO JÁ RESSUSCIT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054%20-%20Cristo%20J%C3%A1%20Ressuscit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O IMENSA FOI A GRAC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07-quao-imensa-foi-a-grac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RACA SUBLIM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201-graca-sublim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SENHOR ESCOLHEU A SIA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29-O-Senhor-Escolheu-a-Sia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AS ESTRELAS (TUDO ELE É PARA MIM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42%20-%20Nas%20estrelas%20%28Tudo%20Ele%20%C3%A9%20para%20mim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OVO NASCIMEN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84-Novo-Nascimen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LINDA HISTÓRIA (EVANGELISMO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Linda%20Hist%C3%B3ria%20%28Evangelismo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MENSAGEM D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MENSAGEM%20D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PALAVRA DE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PALAVRA%20DE%20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TI QUE HABITAS NOS CÉUS (SALMO 12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TI%20QUE%20HABITAS%20NOS%20C%C3%89US%20%28Salmo%2012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TI SENHOR ELEVO A MINHA ALMA (SALMO 2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TI%20SENHOR%20ELEVO%20A%20MINHA%20ALMA%20%28Salmo%202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VOZ DE CRIS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VOZ%20DE%20CRIS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ULTIMA HOR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-ULTIMA-HOR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CLAMAI A DEUS (SALMO 6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CLAMAI%20A%20DEUS%20%28Salmo%206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EGREI ME (SALMO 12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EGREI-ME%20%28Salmo%2012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VOS MAIS QUE A NEVE FICAMOS QUANDO LAVADOS EM TEU SANGUE SALV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VOS%20MAIS%20QUE%20A%20NEVE%20FICAMOS%20QUANDO%20LAVADOS%20EM%20TEU%20SANGUE%20SALV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NOME EXCELSO DLPRTGWCWI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NOME%20EXCELSO-DlPRtgWCwic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TEU NOME, Ó ALTÍSSIMO CANTAREI LOUVORES (SALMO 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TEU%20NOME%2C%20%C3%93%20ALT%C3%8DSSIMO%20CANTAREI%20LOUVORES%20%28Salmo%20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RIBULADO CORAÇ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RIBULADO%20CORA%C3%87%C3%8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É A CRUZ DESCEST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%C3%89%20A%20CRUZ%20DESCEST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É QUANDO (SALMO 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%C3%89%20QUANDO%20%28Salmo%20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MOR GLORIOS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mor%20Glorios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CONTEMPLARMOS TU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Contemplarmos%20Tu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SOM DA ÚLTIMA TROMBETA <text:s text:c="2"/>I CORÍNTIOS 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som%20da%20%C3%BAltima%20trombeta%20-%20I%20Cor%C3%ADntios%2015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ATEI PALMAS (SALMO 47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ATEI%20PALMAS%20%28Salmo%2047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REI AO SENHOR EM TODO TEMPO <text:s text:c="2"/>(SALMO 3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REI%20AO%20SENHOR%20EM%20TODO%20TEMPO%20%20%20%28SALMO%203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ZE Ó MINHA ALMA AO SENHOR (SALMO 10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ZE%20%C3%93%20MINHA%20ALMA%20AO%20SENHOR%20%28Salmo%2010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ZEI AO SENHOR (SALMO 13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ZEI%20AO%20SENHOR%20%28Salmo%2013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OM É RENDER GRAÇAS AO SENHOR (SALMO 9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OM%20%C3%89%20RENDER%20GRA%C3%87AS%20AO%20SENHOR%20%28Salmo%209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USCAI AO SENHOR (ISAÍAS 5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USCAI%20AO%20SENHOR%20%28Isa%C3%ADas%205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OM AMIG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om%20Amig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AI AO SENHOR (SALMO 9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AI%20AO%20SENHOR%20%28Salmo%209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AREI AO SENHOR PORQUE TRIUNFOU GLORIOSAMENTE (CÂNTICO DE MOISÉS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AREI%20AO%20SENHOR%20PORQUE%20TRIUNFOU%20GLORIOSAMENTE%20%28C%C3%A2ntico%20de%20Mois%C3%A9s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ELEBRAI COM JÚBILO AO SENHOR (SALMO 100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ELEBRAI%20COM%20J%C3%9ABILO%20AO%20SENHOR%20%28Salmo%2010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OMO A ALVA NEV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OMO%20A%20ALVA%20NEV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ONHECEIS AGORA O DIVINAL PODER <text:s/>(ARE YOU WASHED IN THE BLOOD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ONHECEIS%20AGORA%20O%20DIVINAL%20PODER%20%20%28Are%20you%20washed%20in%20the%20blood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RISTO É A VI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RISTO%20%C3%89%20A%20VI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ESDE AGORA E PARA SEMPRE (SALMO 131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ESDE%20AGORA%20E%20PARA%20SEMPRE%20%28Salmo%20131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EUS É O NOSSO REFÚGIO E FORTALEZA (SALMO 4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EUS%20%C3%89%20O%20NOSSO%20REF%C3%9AGIO%20E%20FORTALEZA%20%28Salmo%204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OCE CERTEZA MEU É JESUS (BLESSED ASSURANCE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OCE%20CERTEZA%20MEU%20%C3%89%20JESUS%20%28BLESSED%20ASSURANCE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OCE COMUNH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oce%20comunh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LEVO OS OLHOS PARA OS MONTES DE ONDE VIRÁ O MEU SOCORRO <text:s/>(SALMO 121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LEVO%20OS%20OLHOS%20PARA%20OS%20MONTES%20DE%20ONDE%20VIR%C3%81%20O%20MEU%20SOCORRO%20%20%28Salmo%20121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U ME ALEGRAREI NO SENHOR <text:s text:c="2"/>(CÂNTICO DE HABACUQUE 3 17 1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U%20ME%20ALEGRAREI%20NO%20SENHOR%20%20%20%28C%C3%A2ntico%20de%20Habacuque%203_17-1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XULTAI, Ó JUSTOS, NO SENHOR (SALMO 3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XULTAI%2C%20%C3%93%20JUSTOS%2C%20NO%20SENHOR%20%28Salmo%203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SCUTA, POBRE PEC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scuta%2C%20pobre%20pec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ACE A FACE COM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ACE%20A%20FACE%20COM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IRME ESTÁ MEU CORAÇÃO (SALMO 108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IRME%20EST%C3%81%20MEU%20CORA%C3%87%C3%83O%20%28Salmo%20108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OI N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oi%20n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LÓRIA A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GL%C3%93RIA%20A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LÓRIA AO CORDEIRO (APOCALIPSE 5.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GL%C3%93RIA%20AO%20CORDEIRO%20%28Apocalipse%205.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HOJE REMIDO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HOJE%20REMIDO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A SALVO S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A%20SALVO%20S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ESUS DOCE AMIGO ME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ESUS%20DOCE%20AMIGO%20ME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OSÉ BATISTA PEREIRA <text:s text:c="2"/>SE ISSO NÃO FOR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OS%C3%89%20BATISTA%20PEREIRA%20-%20SE%20ISSO%20N%C3%83O%20FOR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EVANTAI <text:s/>Ó PORTAS, VOSSAS CABEÇAS (SALMO 2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EVANTAI%20%20%C3%93%20PORTAS%2C%20VOSSAS%20CABE%C3%87AS%20%28Salmo%202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OUVAI AO SENHOR (SALMO 148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OUVAI%20AO%20SENHOR%20%28Salmo%20148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OUVAI SERVOS DO SENHOR (SALMO 11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OUVAI%20SERVOS%20DO%20SENHOR%20%28Salmo%2011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MAIS ALÉM DO SO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MAIS%20AL%C3%89M%20DO%20SOL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MEUS PECADOS JESUS EXPIOU NA CRUZ <text:s text:c="2"/>(JESUS PAID IT ALL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MEUS%20PECADOS%20JESUS%20EXPIOU%20NA%20CRUZ%20%20%20%28Jesus%20paid%20it%20all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AQUELE DIA DE ESPLENDOR E GLÓRI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AQUELE%20DIA%20DE%20ESPLENDOR%20E%20GL%C3%93RI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INGUÉM MAIS HAVIA DE TÃO DIGNO PARA LIBERTAR O PEC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INGU%C3%89M%20MAIS%20HAVIA%20DE%20T%C3%83O%20DIGNO%20PARA%20LIBERTAR%20O%20PEC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O PUEDE EL MUNDO SER MI HOG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o%20puede%20el%20mundo%20ser%20mi%20hog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ÃO A NÓS SENHOR (SALMO 11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%C3%83O%20A%20N%C3%93S%20SENHOR%20%28Salmo%2011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ÃO TE INDIGNES (SALMO 37 E 2 TIMÓTEO 2 19,2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%C3%83O%20TE%20INDIGNES%20%28Salmo%2037%20e%202%20Tim%C3%B3teo%202_19%2C2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AMOR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%20AMOR%20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SENHOR É O MEU PASTOR (SALMO 2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%20SENHOR%20%C3%89%20O%20MEU%20PASTOR%20%28Salmo%202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GRANDE MOTIV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-grande-motiv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! MEU JESUS, JESUS DEUS DE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%21%20MEU%20JESUS%2C%20JESUS%20DEUS%20DE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S CÉUS PROCLAMAM A GLÓRIA DE DEUS (SALMO 1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S%20C%C3%89US%20PROCLAMAM%20A%20GL%C3%93RIA%20DE%20DEUS%20%28Salmo%201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S QUE CONFIAM NO SENHOR (SALMO 12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S%20QUE%20CONFIAM%20NO%20SENHOR%20%28Salmo%2012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! QUE AMOR TEVE DEUS PA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%21%20Que%20amor%20teve%20Deus%20Pai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LAVRA DOS MEUS LÁBIOS <text:s text:c="2"/>(SALMO 19 1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LAVRA%20DOS%20MEUS%20L%C3%81BIOS%20%20%20%28Salmo%2019_1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ODES CRER QUE JESUS É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ODES%20CRER%20QUE%20JESUS%20%C3%89%20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RA SALVAR T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ra%20salvar-t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ECADOR TEUS PECADOS BRANCOS BRANCOS SE FAR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ecador%20teus%20pecados%20brancos%20brancos%20se%20far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REFIERO A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refiero%20a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CHEGARAM AO CALVÁRI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%20CHEGARAM%20AO%20CALV%C3%81RI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O SENHOR JESUS VOLT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%20O%20SENHOR%20JESUS%20VOLT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EM PODE FALAR DAS COISAS LÁ DO ALTO (1 JOÃO 5 20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EM%20PODE%20FALAR%20DAS%20COISAS%20L%C3%81%20DO%20ALTO%20%281%20Jo%C3%A3o%205_2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ÃO BOM ESCUTAR TUA VO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%C3%83O%20BOM%20ESCUTAR%20TUA%20VO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ÃO GRANDE ÉS T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%C3%A3o%20grande%20%C3%A9s%20t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NDEI GRAÇAS AO SENHOR (SALMO 10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NDEI%20GRA%C3%87AS%20AO%20SENHOR%20%28Salmo%2010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OCHA ETERNA (ROCK OF AGES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OCHA%20ETERNA%20%28Rock%20of%20Ages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CORDAÇÃO DO TEU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corda%C3%A7%C3%A3o%20do%20teu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DENÇÃO CONSUMA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den%C3%A7%C3%A3o%20consuma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IS DOS REIS E SENHOR DOS SENHORES <text:s text:c="2"/>APOCALIPSE 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is%20dos%20reis%20e%20Senhor%20dos%20Senhores%20-%20Apocalipse%201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OSTO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osto%20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ENHOR CONSERVARÁS EM PERFEITA PAZ (ISAÍAS 26 3 4,8 9,1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ENHOR%20CONSERVAR%C3%81S%20EM%20PERFEITA%20PAZ%20%28Isa%C3%ADas%2026_3-4%2C8-9%2C1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IÃO (SALMO 12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I%C3%83O%20%28Salmo%2012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U FELIZ COM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U%20FELIZ%20COM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ALMO 23 <text:s text:c="2"/>VERSÃO I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almo%2023%20-%20Vers%C3%A3o%20II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ANTO SANTO SAN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anto_Santo_San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EU GRANDE AMOR ME LEVANT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eu%20grande%20amor%20me%20levant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MENTE EM TEU LOUV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mente%20em%20teu%20louv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NDA ME Ó DEUS E CONHECE O MEU CORAÇÃO (SALMO 139 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nda-me%20%C3%B3%20Deus%20e%20conhece%20o%20meu%20cora%C3%A7%C3%A3o%20%28Salmo%20139%2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U DE JESUS AGORA <text:s text:c="2"/>MEU É JESUS TAMBÉ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u%20de%20Jesus%20agora%20-%20Meu%20%C3%A9%20Jesus%20tamb%C3%A9m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UBSTITUICA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ubstituica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AL COMO ESTÁS VEM A JESUS (JUST AS I AM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AL%20COMO%20EST%C3%81S%20VEM%20A%20JESUS%20%28Just%20as%20I%20am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RNO SALV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RNO%20SALV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U SACRIFÍCIO EXCELS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U%20SACRIF%C3%8DCIO%20EXCELS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MA ENCANT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ma%20encant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RNO E SUAVE ESTÁ CRISTO CHAMAND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rno%20e%20suave%20est%C3%A1%20Cristo%20chamand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OMAREI O CÁLICE DA SALVAÇ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omarei%20o%20c%C3%A1lice%20da%20salva%C3%A7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UMA VEZ MAI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Uma-vez-mai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VINDE CANTEMOS (SALMO 9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VINDE%20CANTEMOS%20%28Salmo%209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VEM JESUS NOS BUSC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Vem%20Jesus%20nos%20busc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EGRE VERDAD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egre-verdad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USCAI PRIMEIRO O REINO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uscaiPrimeiroReino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E ALELU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e_alelu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EGUEIRA E VIST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egueira%20e%20vist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 QUE AMOR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_que_amor_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LACIOS DE MARFI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lacios_de_marfim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ORQUE TANTO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orqueTanto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NÓS FORMOS CHAMADO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NosFormoschamado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UA BONDADE E MELHOR QUE A VI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ua_bondade_e_melhor_que_a_vi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É TÃO BOM CONFIAR EM CRIS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%C3%89%20t%C3%A3o%20bom%20confiar%20em%20Cris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1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1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2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2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3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3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4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4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5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5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6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6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3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3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4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4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5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5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6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6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7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7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8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8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79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79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0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0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1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1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0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0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1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1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2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2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3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3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4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4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5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5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6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6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7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7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8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8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tracks.A829]" office:value-type="string" office:string-value="{&quot;track&quot;:" calcext:value-type="string">
            <text:p>{"track":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tracks.C829]" office:value-type="string" office:string-value="," calcext:value-type="string">
            <text:p>,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8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tracks.A9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tracks.A9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 table:number-rows-repeated="104759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rac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10" table:default-cell-style-name="ce2"/>
        <table:table-column table:style-name="co11" table:default-cell-style-name="ce22"/>
        <table:table-column table:style-name="co1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2"/>
        <table:table-column table:style-name="co9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19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"/>
          <table:table-cell table:style-name="ce11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RISTO JÁ RESSUSCIT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054%20-%20Cristo%20J%C3%A1%20Ressuscit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O IMENSA FOI A GRAC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07-quao-imensa-foi-a-grac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RACA SUBLIM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201-graca-sublim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SENHOR ESCOLHEU A SIA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29-O-Senhor-Escolheu-a-Sia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AS ESTRELAS (TUDO ELE É PARA MIM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42%20-%20Nas%20estrelas%20%28Tudo%20Ele%20%C3%A9%20para%20mim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OVO NASCIMEN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2: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84-Novo-Nascimen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LINDA HISTÓRIA (EVANGELISMO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2: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Linda%20Hist%C3%B3ria%20%28Evangelismo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MENSAGEM D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5: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MENSAGEM%20D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PALAVRA DE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5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PALAVRA%20DE%20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TI QUE HABITAS NOS CÉUS (SALMO 12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2: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TI%20QUE%20HABITAS%20NOS%20C%C3%89US%20%28Salmo%2012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TI SENHOR ELEVO A MINHA ALMA (SALMO 2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TI%20SENHOR%20ELEVO%20A%20MINHA%20ALMA%20%28Salmo%202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VOZ DE CRIS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 office:value-type="string" calcext:value-type="string">
            <text:p>03: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%20VOZ%20DE%20CRIS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 ULTIMA HOR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-ULTIMA-HOR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CLAMAI A DEUS (SALMO 6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CLAMAI%20A%20DEUS%20%28Salmo%206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EGREI ME (SALMO 12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EGREI-ME%20%28Salmo%2012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VOS MAIS QUE A NEVE FICAMOS QUANDO LAVADOS EM TEU SANGUE SALV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VOS%20MAIS%20QUE%20A%20NEVE%20FICAMOS%20QUANDO%20LAVADOS%20EM%20TEU%20SANGUE%20SALV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NOME EXCELSO DLPRTGWCWI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NOME%20EXCELSO-DlPRtgWCwic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TEU NOME, Ó ALTÍSSIMO CANTAREI LOUVORES (SALMO 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TEU%20NOME%2C%20%C3%93%20ALT%C3%8DSSIMO%20CANTAREI%20LOUVORES%20%28Salmo%20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RIBULADO CORAÇ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RIBULADO%20CORA%C3%87%C3%8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É A CRUZ DESCEST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%C3%89%20A%20CRUZ%20DESCEST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TÉ QUANDO (SALMO 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T%C3%89%20QUANDO%20%28Salmo%20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MOR GLORIOS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mor%20Glorios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CONTEMPLARMOS TU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Contemplarmos%20Tu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O SOM DA ÚLTIMA TROMBETA <text:s text:c="2"/>I CORÍNTIOS 1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o%20som%20da%20%C3%BAltima%20trombeta%20-%20I%20Cor%C3%ADntios%2015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ATEI PALMAS (SALMO 47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ATEI%20PALMAS%20%28Salmo%2047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REI AO SENHOR EM TODO TEMPO <text:s text:c="2"/>(SALMO 3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REI%20AO%20SENHOR%20EM%20TODO%20TEMPO%20%20%20%28SALMO%203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ZE Ó MINHA ALMA AO SENHOR (SALMO 10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ZE%20%C3%93%20MINHA%20ALMA%20AO%20SENHOR%20%28Salmo%2010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ENDIZEI AO SENHOR (SALMO 13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ENDIZEI%20AO%20SENHOR%20%28Salmo%2013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OM É RENDER GRAÇAS AO SENHOR (SALMO 9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OM%20%C3%89%20RENDER%20GRA%C3%87AS%20AO%20SENHOR%20%28Salmo%209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USCAI AO SENHOR (ISAÍAS 5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USCAI%20AO%20SENHOR%20%28Isa%C3%ADas%205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OM AMIG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om%20Amig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AI AO SENHOR (SALMO 9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AI%20AO%20SENHOR%20%28Salmo%209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AREI AO SENHOR PORQUE TRIUNFOU GLORIOSAMENTE (CÂNTICO DE MOISÉS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AREI%20AO%20SENHOR%20PORQUE%20TRIUNFOU%20GLORIOSAMENTE%20%28C%C3%A2ntico%20de%20Mois%C3%A9s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ELEBRAI COM JÚBILO AO SENHOR (SALMO 100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ELEBRAI%20COM%20J%C3%9ABILO%20AO%20SENHOR%20%28Salmo%2010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OMO A ALVA NEV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OMO%20A%20ALVA%20NEV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ONHECEIS AGORA O DIVINAL PODER <text:s/>(ARE YOU WASHED IN THE BLOOD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ONHECEIS%20AGORA%20O%20DIVINAL%20PODER%20%20%28Are%20you%20washed%20in%20the%20blood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RISTO É A VI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RISTO%20%C3%89%20A%20VI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ESDE AGORA E PARA SEMPRE (SALMO 131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ESDE%20AGORA%20E%20PARA%20SEMPRE%20%28Salmo%20131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EUS É O NOSSO REFÚGIO E FORTALEZA (SALMO 4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EUS%20%C3%89%20O%20NOSSO%20REF%C3%9AGIO%20E%20FORTALEZA%20%28Salmo%204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OCE CERTEZA MEU É JESUS (BLESSED ASSURANCE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OCE%20CERTEZA%20MEU%20%C3%89%20JESUS%20%28BLESSED%20ASSURANCE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DOCE COMUNH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Doce%20comunh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LEVO OS OLHOS PARA OS MONTES DE ONDE VIRÁ O MEU SOCORRO <text:s/>(SALMO 121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LEVO%20OS%20OLHOS%20PARA%20OS%20MONTES%20DE%20ONDE%20VIR%C3%81%20O%20MEU%20SOCORRO%20%20%28Salmo%20121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U ME ALEGRAREI NO SENHOR <text:s text:c="2"/>(CÂNTICO DE HABACUQUE 3 17 1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U%20ME%20ALEGRAREI%20NO%20SENHOR%20%20%20%28C%C3%A2ntico%20de%20Habacuque%203_17-1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XULTAI, Ó JUSTOS, NO SENHOR (SALMO 3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XULTAI%2C%20%C3%93%20JUSTOS%2C%20NO%20SENHOR%20%28Salmo%203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ESCUTA, POBRE PEC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Escuta%2C%20pobre%20pec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ACE A FACE COM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ACE%20A%20FACE%20COM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IRME ESTÁ MEU CORAÇÃO (SALMO 108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IRME%20EST%C3%81%20MEU%20CORA%C3%87%C3%83O%20%28Salmo%20108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FOI NA CRU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Foi%20na%20Cru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LÓRIA A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GL%C3%93RIA%20A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GLÓRIA AO CORDEIRO (APOCALIPSE 5.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GL%C3%93RIA%20AO%20CORDEIRO%20%28Apocalipse%205.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HOJE REMIDO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HOJE%20REMIDO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A SALVO S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A%20SALVO%20S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ESUS DOCE AMIGO ME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ESUS%20DOCE%20AMIGO%20ME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JOSÉ BATISTA PEREIRA <text:s text:c="2"/>SE ISSO NÃO FOR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JOS%C3%89%20BATISTA%20PEREIRA%20-%20SE%20ISSO%20N%C3%83O%20FOR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EVANTAI <text:s/>Ó PORTAS, VOSSAS CABEÇAS (SALMO 2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EVANTAI%20%20%C3%93%20PORTAS%2C%20VOSSAS%20CABE%C3%87AS%20%28Salmo%202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OUVAI AO SENHOR (SALMO 148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OUVAI%20AO%20SENHOR%20%28Salmo%20148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LOUVAI SERVOS DO SENHOR (SALMO 11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LOUVAI%20SERVOS%20DO%20SENHOR%20%28Salmo%2011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MAIS ALÉM DO SOL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MAIS%20AL%C3%89M%20DO%20SOL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MEUS PECADOS JESUS EXPIOU NA CRUZ <text:s text:c="2"/>(JESUS PAID IT ALL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MEUS%20PECADOS%20JESUS%20EXPIOU%20NA%20CRUZ%20%20%20%28Jesus%20paid%20it%20all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AQUELE DIA DE ESPLENDOR E GLÓRI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AQUELE%20DIA%20DE%20ESPLENDOR%20E%20GL%C3%93RI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INGUÉM MAIS HAVIA DE TÃO DIGNO PARA LIBERTAR O PEC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INGU%C3%89M%20MAIS%20HAVIA%20DE%20T%C3%83O%20DIGNO%20PARA%20LIBERTAR%20O%20PEC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O PUEDE EL MUNDO SER MI HOG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o%20puede%20el%20mundo%20ser%20mi%20hog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ÃO A NÓS SENHOR (SALMO 11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%C3%83O%20A%20N%C3%93S%20SENHOR%20%28Salmo%2011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NÃO TE INDIGNES (SALMO 37 E 2 TIMÓTEO 2 19,2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N%C3%83O%20TE%20INDIGNES%20%28Salmo%2037%20e%202%20Tim%C3%B3teo%202_19%2C2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AMOR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%20AMOR%20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SENHOR É O MEU PASTOR (SALMO 23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%20SENHOR%20%C3%89%20O%20MEU%20PASTOR%20%28Salmo%2023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 GRANDE MOTIV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-grande-motiv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! MEU JESUS, JESUS DEUS DE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%21%20MEU%20JESUS%2C%20JESUS%20DEUS%20DE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S CÉUS PROCLAMAM A GLÓRIA DE DEUS (SALMO 19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S%20C%C3%89US%20PROCLAMAM%20A%20GL%C3%93RIA%20DE%20DEUS%20%28Salmo%2019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S QUE CONFIAM NO SENHOR (SALMO 12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S%20QUE%20CONFIAM%20NO%20SENHOR%20%28Salmo%2012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! QUE AMOR TEVE DEUS PA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%21%20Que%20amor%20teve%20Deus%20Pai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LAVRA DOS MEUS LÁBIOS <text:s text:c="2"/>(SALMO 19 14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LAVRA%20DOS%20MEUS%20L%C3%81BIOS%20%20%20%28Salmo%2019_14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ODES CRER QUE JESUS É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ODES%20CRER%20QUE%20JESUS%20%C3%89%20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RA SALVAR T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ra%20salvar-t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ECADOR TEUS PECADOS BRANCOS BRANCOS SE FAR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ecador%20teus%20pecados%20brancos%20brancos%20se%20far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REFIERO A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refiero%20a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CHEGARAM AO CALVÁRI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%20CHEGARAM%20AO%20CALV%C3%81RI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O SENHOR JESUS VOLT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%20O%20SENHOR%20JESUS%20VOLT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EM PODE FALAR DAS COISAS LÁ DO ALTO (1 JOÃO 5 20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EM%20PODE%20FALAR%20DAS%20COISAS%20L%C3%81%20DO%20ALTO%20%281%20Jo%C3%A3o%205_2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ÃO BOM ESCUTAR TUA VOZ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%C3%83O%20BOM%20ESCUTAR%20TUA%20VOZ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ÃO GRANDE ÉS T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%C3%A3o%20grande%20%C3%A9s%20t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NDEI GRAÇAS AO SENHOR (SALMO 10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NDEI%20GRA%C3%87AS%20AO%20SENHOR%20%28Salmo%2010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OCHA ETERNA (ROCK OF AGES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OCHA%20ETERNA%20%28Rock%20of%20Ages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CORDAÇÃO DO TEU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corda%C3%A7%C3%A3o%20do%20teu%20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DENÇÃO CONSUMA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den%C3%A7%C3%A3o%20consuma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EIS DOS REIS E SENHOR DOS SENHORES <text:s text:c="2"/>APOCALIPSE 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eis%20dos%20reis%20e%20Senhor%20dos%20Senhores%20-%20Apocalipse%201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ROSTO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Rosto%20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ENHOR CONSERVARÁS EM PERFEITA PAZ (ISAÍAS 26 3 4,8 9,12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ENHOR%20CONSERVAR%C3%81S%20EM%20PERFEITA%20PAZ%20%28Isa%C3%ADas%2026_3-4%2C8-9%2C12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IÃO (SALMO 126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I%C3%83O%20%28Salmo%20126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U FELIZ COM JES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U%20FELIZ%20COM%20JES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ALMO 23 <text:s text:c="2"/>VERSÃO II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almo%2023%20-%20Vers%C3%A3o%20II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ANTO SANTO SAN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anto_Santo_San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EU GRANDE AMOR ME LEVANTO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eu%20grande%20amor%20me%20levantou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MENTE EM TEU LOUV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mente%20em%20teu%20louv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NDA ME Ó DEUS E CONHECE O MEU CORAÇÃO (SALMO 139 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nda-me%20%C3%B3%20Deus%20e%20conhece%20o%20meu%20cora%C3%A7%C3%A3o%20%28Salmo%20139%20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OU DE JESUS AGORA <text:s text:c="2"/>MEU É JESUS TAMBÉ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ou%20de%20Jesus%20agora%20-%20Meu%20%C3%A9%20Jesus%20tamb%C3%A9m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SUBSTITUICA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Substituica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AL COMO ESTÁS VEM A JESUS (JUST AS I AM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AL%20COMO%20EST%C3%81S%20VEM%20A%20JESUS%20%28Just%20as%20I%20am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RNO SALV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RNO%20SALV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U SACRIFÍCIO EXCELS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U%20SACRIF%C3%8DCIO%20EXCELS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MA ENCANTAD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ma%20encantad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ERNO E SUAVE ESTÁ CRISTO CHAMAND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erno%20e%20suave%20est%C3%A1%20Cristo%20chamand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OMAREI O CÁLICE DA SALVAÇÃ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omarei%20o%20c%C3%A1lice%20da%20salva%C3%A7%C3%A3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UMA VEZ MAI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Uma-vez-mai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VINDE CANTEMOS (SALMO 95)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VINDE%20CANTEMOS%20%28Salmo%2095%29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VEM JESUS NOS BUSCA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Vem%20Jesus%20nos%20busca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ALEGRE VERDAD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alegre-verdade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BUSCAI PRIMEIRO O REINO DEU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buscaiPrimeiroReinoDeu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ANTE ALELU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ante_alelu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CEGUEIRA E VIST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cegueira%20e%20vist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OH QUE AMOR DIVIN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oh_que_amor_divin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ALACIOS DE MARFIM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alacios_de_marfim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PORQUE TANTO AMO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porqueTantoAmor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QUANDO NÓS FORMOS CHAMADOS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quandoNosFormoschamados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TUA BONDADE E MELHOR QUE A VIDA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tua_bondade_e_melhor_que_a_vida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office:value-type="string" calcext:value-type="string">
            <text:p>É TÃO BOM CONFIAR EM CRISTO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office:value-type="string" calcext:value-type="string">
            <text:p>/%C3%89%20t%C3%A3o%20bom%20confiar%20em%20Cristo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style-name="ce4" table:formula="of:=[Planilha4.C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table:formula="of:=[Planilha4.A9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0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<text:a xlink:href="https://leituracrista.com/downloads/" xlink:type="simple">https://leituracrista.com/downloads/</text:a>hinos_salmos_canticos</text:p>
          </table:table-cell>
          <table:table-cell table:number-columns-repeated="1011"/>
        </table:table-row>
        <table:table-row table:style-name="ro1" table:number-rows-repeated="41">
          <table:table-cell table:number-columns-repeated="7"/>
          <table:table-cell table:style-name="ce8"/>
          <table:table-cell table:number-columns-repeated="1014"/>
        </table:table-row>
        <table:table-row table:style-name="ro1" table:number-rows-repeated="1047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ilha4" table:style-name="ta1">
        <table:table-column table:style-name="co13" table:default-cell-style-name="ce13"/>
        <table:table-column table:style-name="co9" table:number-columns-repeated="2" table:default-cell-style-name="ce13"/>
        <table:table-row table:style-name="ro1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646">
          <table:table-cell table:style-name="ce12" table:number-columns-repeated="2"/>
          <table:table-cell/>
        </table:table-row>
        <table:table-row table:style-name="ro1" table:number-rows-repeated="10479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racks_2.E1:tracks_2.E1048576" table:orientation="column"/>
        <table:database-range table:name="__Anonymous_Sheet_DB__1" table:target-range-address="tracks.E1:tracks.E1048576" table:orientation="column"/>
        <table:database-range table:name="__Anonymous_Sheet_DB__2" table:target-range-address="Planilha4.A1:Planilha4.B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39:06.5320941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7T18:30:48.741687787</meta:creation-date>
    <dc:date>2021-06-28T08:15:55.678679027</dc:date>
    <meta:editing-duration>P1DT22H31M4S</meta:editing-duration>
    <meta:editing-cycles>33</meta:editing-cycles>
    <meta:generator>LibreOffice/6.4.7.2$Linux_X86_64 LibreOffice_project/40$Build-2</meta:generator>
    <meta:document-statistic meta:table-count="3" meta:cell-count="19861" meta:object-count="0"/>
  </office:meta>
</office:document-meta>
</file>